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4940*"/>
    </style:style>
    <style:style style:name="Table5.B" style:family="table-column">
      <style:table-column-properties style:column-width="8.721cm" style:rel-column-width="4944*"/>
    </style:style>
    <style:style style:name="Table5.C" style:family="table-column">
      <style:table-column-properties style:column-width="8.71cm" style:rel-column-width="4938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5229a49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20ceb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1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fo:font-weight="bold" officeooo: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officeooo:rsid="0277dedb"/>
    </style:style>
    <style:style style:name="T13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style:font-name="Courier New" officeooo:rsid="052883ca"/>
    </style:style>
    <style:style style:name="T134" style:family="text">
      <style:text-properties style:font-name="Courier New" officeooo:rsid="04dc5c57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0" style:family="text">
      <style:text-properties fo:font-style="normal" officeooo:rsid="023ec219" style:font-style-asian="normal" style:font-style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officeooo:rsid="0213f657"/>
    </style:style>
    <style:style style:name="T143" style:family="text">
      <style:text-properties fo:color="#000000" loext:opacity="100%" style:font-name="Courier New" style:font-name-complex="Courier New"/>
    </style:style>
    <style:style style:name="T14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3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officeooo:rsid="02b867ce"/>
    </style:style>
    <style:style style:name="T19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officeooo:rsid="04144748"/>
    </style:style>
    <style:style style:name="T212" style:family="text">
      <style:text-properties officeooo:rsid="0478c748"/>
    </style:style>
    <style:style style:name="T213" style:family="text">
      <style:text-properties fo:font-style="italic" officeooo:rsid="040de640" style:font-style-asian="italic" style:font-style-complex="italic"/>
    </style:style>
    <style:style style:name="T214" style:family="text">
      <style:text-properties fo:font-style="italic" officeooo:rsid="0478c748" style:font-style-asian="italic" style:font-style-complex="italic"/>
    </style:style>
    <style:style style:name="T215" style:family="text">
      <style:text-properties fo:font-style="italic" officeooo:rsid="04125c48" style:font-style-asian="italic" style:font-style-complex="italic"/>
    </style:style>
    <style:style style:name="T216" style:family="text">
      <style:text-properties officeooo:rsid="042d7d17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41182c7" style:font-style-asian="italic" style:font-style-complex="italic"/>
    </style:style>
    <style:style style:name="T219" style:family="text">
      <style:text-properties officeooo:rsid="051a58c7"/>
    </style:style>
    <style:style style:name="T220" style:family="text">
      <style:text-properties officeooo:rsid="0424aa9b"/>
    </style:style>
    <style:style style:name="T221" style:family="text">
      <style:text-properties style:font-name="Courier New" officeooo:rsid="040de640"/>
    </style:style>
    <style:style style:name="T222" style:family="text">
      <style:text-properties style:font-name="Courier New" officeooo:rsid="051a58c7"/>
    </style:style>
    <style:style style:name="T223" style:family="text">
      <style:text-properties style:font-name="Courier New" fo:font-weight="normal" officeooo:rsid="040de640" style:font-weight-asian="normal" style:font-weight-complex="normal"/>
    </style:style>
    <style:style style:name="T224" style:family="text">
      <style:text-properties style:font-name="Courier New" fo:font-weight="normal" officeooo:rsid="04283cfb" style:font-weight-asian="normal" style:font-weight-complex="normal"/>
    </style:style>
    <style:style style:name="T225" style:family="text">
      <style:text-properties officeooo:rsid="048a07de"/>
    </style:style>
    <style:style style:name="T226" style:family="text">
      <style:text-properties officeooo:rsid="04546f38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6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2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7">isNonNullable(value);</text:span></text:span></text:p>
            <text:p text:style-name="P13"><text:span text:style-name="Source_20_Text"><text:span text:style-name="T37">isNonNullablePrimitive(value);</text:span></text:span></text:p>
            <text:p text:style-name="P12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4"><text:span text:style-name="Source_20_Text"><text:span text:style-name="T39">isPlainObject(value);</text:span></text:span></text:p>
            <text:p text:style-name="P12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</text:span></text:span><text:span text:style-name="Source_20_Text"><text:span text:style-name="T40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Generator</text:span></text:span><text:span text:style-name="Source_20_Text"><text:span text:style-name="T41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11">isAsync</text:span></text:span><text:span text:style-name="Source_20_Text"><text:span text:style-name="T44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38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8">);</text:span></text:span></text:p>
            <text:p text:style-name="P12"><text:span text:style-name="Source_20_Text"><text:span text:style-name="T38">isProxy(value);</text:span></text:span></text:p>
            <text:p text:style-name="P12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2"><text:span text:style-name="Source_20_Text"><text:span text:style-name="T11">isArraylike(value);</text:span></text:span></text:p>
            <text:p text:style-name="P15"><text:span text:style-name="Source_20_Text"><text:span text:style-name="T11">isTypedArray(value);</text:span></text:span></text:p>
            <text:p text:style-name="P15"><text:span text:style-name="Source_20_Text"><text:span text:style-name="T11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6"><text:span text:style-name="Source_20_Text"><text:span text:style-name="T47">isPropertyKey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6"><text:span text:style-name="Source_20_Text"><text:span text:style-name="T47">toPropertyKey(v</text:span></text:span><text:span text:style-name="Source_20_Text"><text:span text:style-name="T49">alue</text:span></text:span><text:span text:style-name="Source_20_Text"><text:span text:style-name="T47">);</text:span></text:span></text:p>
            <text:p text:style-name="P16"><text:span text:style-name="Source_20_Text"><text:span text:style-name="T47">isPrimitive(v</text:span></text:span><text:span text:style-name="Source_20_Text"><text:span text:style-name="T50">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39">toPrimitive</text:span></text:span><text:span text:style-name="Source_20_Text"><text:span text:style-name="T52">Value</text:span></text:span><text:span text:style-name="Source_20_Text"><text:span text:style-name="T39">(valu</text:span></text:span><text:span text:style-name="Source_20_Text"><text:span text:style-name="T49">e</text:span></text:span><text:span text:style-name="Source_20_Text"><text:span text:style-name="T39">);</text:span></text:span></text:p>
            <text:p text:style-name="P16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3">and</text:span></text:span><text:span text:style-name="Source_20_Text"><text:span text:style-name="T54"> </text:span></text:span><text:span text:style-name="Source_20_Text"><text:span text:style-name="T39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7"><text:span text:style-name="Source_20_Text"><text:span text:style-name="T57">isIndex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57">); <text:s/></text:span></text:span><text:span text:style-name="Source_20_Text"><text:span text:style-name="T60">and</text:span></text:span><text:span text:style-name="Source_20_Text"><text:span text:style-name="T61"> </text:span></text:span><text:span text:style-name="Source_20_Text"><text:span text:style-name="T62">to</text:span></text:span><text:span text:style-name="Source_20_Text"><text:span text:style-name="T57">Index(va</text:span></text:span><text:span text:style-name="Source_20_Text"><text:span text:style-name="T63">lue</text:span></text:span><text:span text:style-name="Source_20_Text"><text:span text:style-name="T57">);</text:span></text:span></text:p>
            <text:p text:style-name="P18"><text:span text:style-name="Source_20_Text"><text:span text:style-name="T48">isLength</text:span></text:span><text:span text:style-name="Source_20_Text"><text:span text:style-name="T64">(v</text:span></text:span><text:span text:style-name="Source_20_Text"><text:span text:style-name="T48">al</text:span></text:span><text:span text:style-name="Source_20_Text"><text:span text:style-name="T65">ue</text:span></text:span><text:span text:style-name="Source_20_Text"><text:span text:style-name="T64">); </text:span></text:span><text:span text:style-name="Source_20_Text"><text:span text:style-name="T66">and</text:span></text:span><text:span text:style-name="Source_20_Text"><text:span text:style-name="T67"> </text:span></text:span><text:span text:style-name="Source_20_Text"><text:span text:style-name="T47">toLength(value);</text:span></text:span></text:p>
            <text:p text:style-name="P19"><text:span text:style-name="Source_20_Text"><text:span text:style-name="T39">toSafeString</text:span></text:span><text:span text:style-name="Source_20_Text"><text:span text:style-name="T68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1">qsa(selector[,context]).forEach(c</text:span></text:span><text:span text:style-name="Source_20_Text"><text:span text:style-name="T69">a</text:span></text:span><text:span text:style-name="Source_20_Text"><text:span text:style-name="T70">llback</text:span></text:span><text:span text:style-name="Source_20_Text"><text:span text:style-name="T11">);</text:span></text:span></text:p>
            <text:p text:style-name="P20"><text:span text:style-name="Source_20_Text"><text:span text:style-name="T11">qs(selector[,context]);</text:span></text:span></text:p>
            <text:p text:style-name="P20"><text:span text:style-name="Source_20_Text"><text:span text:style-name="T11">domReady(c</text:span></text:span><text:span text:style-name="Source_20_Text"><text:span text:style-name="T69">allback</text:span></text:span><text:span text:style-name="Source_20_Text"><text:span text:style-name="T11">);</text:span></text:span></text:p>
            <text:p text:style-name="P20"><text:span text:style-name="Source_20_Text"><text:span text:style-name="T71">domClear(e</text:span></text:span><text:span text:style-name="Source_20_Text"><text:span text:style-name="T72">lement</text:span></text:span><text:span text:style-name="Source_20_Text"><text:span text:style-name="T71">);</text:span></text:span></text:p>
            <text:p text:style-name="P20"><text:span text:style-name="Source_20_Text"><text:span text:style-name="T11">domCreate(type[,properties[,innerHTML]]);</text:span></text:span></text:p>
            <text:p text:style-name="P20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0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0"><text:span text:style-name="Source_20_Text"><text:span text:style-name="T11">domGetCSS(element</text:span></text:span><text:span text:style-name="Source_20_Text"><text:span text:style-name="T73">[</text:span></text:span><text:span text:style-name="Source_20_Text"><text:span text:style-name="T11">,property</text:span></text:span><text:span text:style-name="Source_20_Text"><text:span text:style-name="T74">]</text:span></text:span><text:span text:style-name="Source_20_Text"><text:span text:style-name="T11">);</text:span></text:span></text:p>
            <text:p text:style-name="P20"><text:span text:style-name="Source_20_Text"><text:span text:style-name="T11">domSetCSS(element,property,value);</text:span></text:span></text:p>
            <text:p text:style-name="P20"><text:span text:style-name="Source_20_Text"><text:span text:style-name="T11">domSetCSS(element,properties);</text:span></text:span></text:p>
            <text:p text:style-name="P20"><text:span text:style-name="Source_20_Text"><text:span text:style-name="T11">domFadeIn(element[,duration[,display]]);</text:span></text:span></text:p>
            <text:p text:style-name="P20"><text:span text:style-name="Source_20_Text"><text:span text:style-name="T11">domFadeOut(element[,duration]); </text:span></text:span></text:p>
            <text:p text:style-name="P20"><text:span text:style-name="Source_20_Text"><text:span text:style-name="T11">domFadeToggle(elem[,duration[,display]]);</text:span></text:span></text:p>
            <text:p text:style-name="P20"><text:span text:style-name="Source_20_Text"><text:span text:style-name="T11">domShow(element[,display]);</text:span></text:span></text:p>
            <text:p text:style-name="P20"><text:span text:style-name="Source_20_Text"><text:span text:style-name="T11">domHide(e</text:span></text:span><text:span text:style-name="Source_20_Text"><text:span text:style-name="T75">le</text:span></text:span><text:span text:style-name="Source_20_Text"><text:span text:style-name="T76">ment</text:span></text:span><text:span text:style-name="Source_20_Text"><text:span text:style-name="T11">);</text:span></text:span></text:p>
            <text:p text:style-name="P20"><text:span text:style-name="Source_20_Text"><text:span text:style-name="T11">domToggle(element[,display]);</text:span></text:span></text:p>
            <text:p text:style-name="P20"><text:span text:style-name="Source_20_Text"><text:span text:style-name="T11">domIsHidden(element);</text:span></text:span></text:p>
            <text:p text:style-name="P21"><text:span text:style-name="Source_20_Text"><text:span text:style-name="T77">domScrollToTop();</text:span></text:span></text:p>
            <text:p text:style-name="P21"><text:span text:style-name="Source_20_Text"><text:span text:style-name="T78">domScrollToBottom();</text:span></text:span></text:p>
            <text:p text:style-name="P20"><text:span text:style-name="Source_20_Text"><text:span text:style-name="T11">domScrollToElement(element[,top=true]);<text:line-break/>domSiblings(element);</text:span></text:span></text:p>
            <text:p text:style-name="P20"><text:span text:style-name="Source_20_Text"><text:span text:style-name="T11">domSiblingsPrev(element);</text:span></text:span></text:p>
            <text:p text:style-name="P20"><text:span text:style-name="Source_20_Text"><text:span text:style-name="T11">domSiblings</text:span></text:span><text:span text:style-name="Source_20_Text"><text:span text:style-name="T79">Left</text:span></text:span><text:span text:style-name="Source_20_Text"><text:span text:style-name="T11">(element);</text:span></text:span></text:p>
            <text:p text:style-name="P15"><text:span text:style-name="Source_20_Text"><text:span text:style-name="T11">domSiblingsNext(element);</text:span></text:span></text:p>
            <text:p text:style-name="P15"><text:span text:style-name="Source_20_Text"><text:span text:style-name="T11">domSiblings</text:span></text:span><text:span text:style-name="Source_20_Text"><text:span text:style-name="T79">Right</text:span></text:span><text:span text:style-name="Source_20_Text"><text:span text:style-name="T11">(element);</text:span></text:span></text:p>
            <text:p text:style-name="P20"><text:span text:style-name="Source_20_Text"><text:span text:style-name="T80">domGetC</text:span></text:span><text:span text:style-name="Source_20_Text"><text:span text:style-name="T81">SS</text:span></text:span><text:span text:style-name="Source_20_Text"><text:span text:style-name="T80">Var(name);</text:span></text:span></text:p>
            <text:p text:style-name="P20"><text:span text:style-name="Source_20_Text"><text:span text:style-name="T11">domSetC</text:span></text:span><text:span text:style-name="Source_20_Text"><text:span text:style-name="T81">SS</text:span></text:span><text:span text:style-name="Source_20_Text"><text:span text:style-name="T11">Var(</text:span></text:span><text:span text:style-name="Source_20_Text"><text:span text:style-name="T80">n</text:span></text:span><text:span text:style-name="Source_20_Text"><text:span text:style-name="T11">a</text:span></text:span><text:span text:style-name="Source_20_Text"><text:span text:style-name="T80">me</text:span></text:span><text:span text:style-name="Source_20_Text"><text:span text:style-name="T11">,</text:span></text:span><text:span text:style-name="Source_20_Text"><text:span text:style-name="T80">v</text:span></text:span><text:span text:style-name="Source_20_Text"><text:span text:style-name="T11">a</text:span></text:span><text:span text:style-name="Source_20_Text"><text:span text:style-name="T80">lue</text:span></text:span><text:span text:style-name="Source_20_Text"><text:span text:style-name="T11">);</text:span></text:span></text:p>
            <text:p text:style-name="P20"><text:span text:style-name="Source_20_Text"><text:span text:style-name="T11">importScript(script1[,scriptN]);</text:span></text:span></text:p>
            <text:p text:style-name="P20"><text:span text:style-name="Source_20_Text"><text:span text:style-name="T11">importStyle(style1[,styleN]);</text:span></text:span></text:p>
            <text:p text:style-name="P22"><text:span text:style-name="Source_20_Text"><text:span text:style-name="T11">setFullscreenOn(selector</text:span></text:span><text:span text:style-name="Source_20_Text"><text:span text:style-name="T82">);</text:span></text:span></text:p>
            <text:p text:style-name="P22"><text:span text:style-name="Source_20_Text"><text:span text:style-name="T11">setFullscreenOn(element);</text:span></text:span></text:p>
            <text:p text:style-name="P20"><text:span text:style-name="Source_20_Text"><text:span text:style-name="T11">setFullscreenOff();</text:span></text:span></text:p>
            <text:p text:style-name="P23"><text:span text:style-name="Source_20_Text"><text:span text:style-name="T11">getFullscreen();<text:line-break/>form2array(form);</text:span></text:span></text:p>
            <text:p text:style-name="P23"><text:span text:style-name="Source_20_Text"><text:span text:style-name="T11">form2string(form);</text:span></text:span></text:p>
            <text:p text:style-name="P20"><text:span text:style-name="Source_20_Text"><text:span text:style-name="T11">getDoNotTrack();</text:span></text:span></text:p>
            <text:p text:style-name="P23"><text:span text:style-name="Source_20_Text"><text:span text:style-name="T11">getLocation(success[,error]);</text:span></text:span></text:p>
            <text:p text:style-name="P23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3">VERSION;</text:span></text:span></text:p>
            <text:p text:style-name="P25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5"><text:span text:style-name="Source_20_Text"><text:span text:style-name="T84">BASE16;</text:span></text:span></text:p>
            <text:p text:style-name="P25"><text:span text:style-name="Source_20_Text"><text:span text:style-name="T84">BASE</text:span></text:span><text:span text:style-name="Source_20_Text"><text:span text:style-name="T85">32;</text:span></text:span></text:p>
            <text:p text:style-name="P25"><text:span text:style-name="Source_20_Text"><text:span text:style-name="T85">BASE36;</text:span></text:span></text:p>
            <text:p text:style-name="P25"><text:span text:style-name="Source_20_Text"><text:span text:style-name="T85">BASE58;</text:span></text:span></text:p>
            <text:p text:style-name="P25"><text:span text:style-name="Source_20_Text"><text:span text:style-name="T85">BASE62;</text:span></text:span></text:p>
            <text:p text:style-name="P25"><text:span text:style-name="Source_20_Text"><text:span text:style-name="T85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1">extend([deep,]target,source1[,s</text:span></text:span><text:span text:style-name="Source_20_Text"><text:span text:style-name="T86">ou</text:span></text:span><text:span text:style-name="Source_20_Text"><text:span text:style-name="T11">rc</text:span></text:span><text:span text:style-name="Source_20_Text"><text:span text:style-name="T86">e</text:span></text:span><text:span text:style-name="Source_20_Text"><text:span text:style-name="T11">N]);</text:span></text:span></text:p>
            <text:p text:style-name="P26"><text:span text:style-name="Source_20_Text"><text:span text:style-name="T11">deleteOwnProperty(</text:span></text:span><text:span text:style-name="Source_20_Text"><text:span text:style-name="T87">obj</text:span></text:span><text:span text:style-name="Source_20_Text"><text:span text:style-name="T11">,</text:span></text:span><text:span text:style-name="Source_20_Text"><text:span text:style-name="T87">prop</text:span></text:span><text:span text:style-name="Source_20_Text"><text:span text:style-name="T11">[,Throw=false]);</text:span></text:span></text:p>
            <text:p text:style-name="P26"><text:span text:style-name="Source_20_Text"><text:span text:style-name="T11">sizeIn(o</text:span></text:span><text:span text:style-name="Source_20_Text"><text:span text:style-name="T88">bje</text:span></text:span><text:span text:style-name="Source_20_Text"><text:span text:style-name="T89">ct</text:span></text:span><text:span text:style-name="Source_20_Text"><text:span text:style-name="T11">);</text:span></text:span></text:p>
            <text:p text:style-name="P26"><text:span text:style-name="Source_20_Text"><text:span text:style-name="T11">pick(object,keys);</text:span></text:span></text:p>
            <text:p text:style-name="P26"><text:span text:style-name="Source_20_Text"><text:span text:style-name="T90">omit</text:span></text:span><text:span text:style-name="Source_20_Text"><text:span text:style-name="T11">(object,keys);</text:span></text:span></text:p>
            <text:p text:style-name="P26"><text:span text:style-name="Source_20_Text"><text:span text:style-name="T91">assoc(object,key,value);</text:span></text:span></text:p>
            <text:p text:style-name="P26"><text:span text:style-name="Source_20_Text"><text:span text:style-name="T11">delay(mi</text:span></text:span><text:span text:style-name="Source_20_Text"><text:span text:style-name="T92">lis</text:span></text:span><text:span text:style-name="Source_20_Text"><text:span text:style-name="T11">e</text:span></text:span><text:span text:style-name="Source_20_Text"><text:span text:style-name="T92">c</text:span></text:span><text:span text:style-name="Source_20_Text"><text:span text:style-name="T11">).then(callback);</text:span></text:span></text:p>
            <text:p text:style-name="P26"><text:span text:style-name="Source_20_Text"><text:span text:style-name="T11">bind(</text:span></text:span><text:span text:style-name="Source_20_Text"><text:span text:style-name="T93">function</text:span></text:span><text:span text:style-name="Source_20_Text"><text:span text:style-name="T11">,context);</text:span></text:span></text:p>
            <text:p text:style-name="P26"><text:span text:style-name="Source_20_Text"><text:span text:style-name="T94">unBind</text:span></text:span><text:span text:style-name="Source_20_Text"><text:span text:style-name="T95">(</text:span></text:span><text:span text:style-name="Source_20_Text"><text:span text:style-name="T96">f</text:span></text:span><text:span text:style-name="Source_20_Text"><text:span text:style-name="T97">unction</text:span></text:span><text:span text:style-name="Source_20_Text"><text:span text:style-name="T95">);</text:span></text:span></text:p>
            <text:p text:style-name="P26"><text:span text:style-name="Source_20_Text"><text:span text:style-name="T95">curry(function);</text:span></text:span></text:p>
            <text:p text:style-name="P26"><text:span text:style-name="Source_20_Text"><text:span text:style-name="T95">compose(function1[,functionN]);</text:span></text:span></text:p>
            <text:p text:style-name="P26"><text:span text:style-name="Source_20_Text"><text:span text:style-name="T95">pipe(function1[,functionN]);</text:span></text:span></text:p>
            <text:p text:style-name="P26"><text:span text:style-name="Source_20_Text"><text:span text:style-name="T98">once(function);</text:span></text:span></text:p>
            <text:p text:style-name="P26"><text:span text:style-name="Source_20_Text"><text:span text:style-name="T91">tap(function): function(</text:span></text:span><text:span text:style-name="Source_20_Text"><text:span text:style-name="T99">value</text:span></text:span><text:span text:style-name="Source_20_Text"><text:span text:style-name="T91">);</text:span></text:span></text:p>
            <text:p text:style-name="P27"><text:span text:style-name="Source_20_Text"><text:span text:style-name="T11">randomBoolean</text:span></text:span><text:span text:style-name="Source_20_Text"><text:span text:style-name="T13">();</text:span></text:span></text:p>
            <text:p text:style-name="P27"><text:span text:style-name="Source_20_Text"><text:span text:style-name="T100">r</text:span></text:span><text:span text:style-name="Source_20_Text"><text:span text:style-name="T13">andomUUIDv7</text:span></text:span><text:span text:style-name="Source_20_Text"><text:span text:style-name="T101">(</text:span></text:span><text:span text:style-name="Source_20_Text"><text:span text:style-name="T102">v4=false</text:span></text:span><text:span text:style-name="Source_20_Text"><text:span text:style-name="T101">);</text:span></text:span></text:p>
            <text:p text:style-name="P27"><text:span text:style-name="Source_20_Text"><text:span text:style-name="T103">timestampID([size=21[,alphabet=</text:span></text:span><text:span text:style-name="Source_20_Text"><text:span text:style-name="T104">"123456789ABCDEFGHJKLMNPQRSTUVWXYZabcdefghijkmnopqrstuvwxyz"</text:span></text:span><text:span text:style-name="Source_20_Text"><text:span text:style-name="T103">]]);</text:span></text:span></text:p>
            <text:p text:style-name="P27"><text:span text:style-name="Source_20_Text"><text:span text:style-name="T84">nanoid([size=21[,alphabet="A-Za-z0-9_-"]]);</text:span></text:span></text:p>
            <text:p text:style-name="P28"><text:span text:style-name="Source_20_Text"><text:span text:style-name="T11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11">);</text:span></text:span></text:p>
            <text:p text:style-name="P28"><text:span text:style-name="Source_20_Text"><text:span text:style-name="T11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10">alu</text:span></text:span><text:span text:style-name="Source_20_Text"><text:span text:style-name="T111">e</text:span></text:span><text:span text:style-name="Source_20_Text"><text:span text:style-name="T11">);</text:span></text:span></text:p>
            <text:p text:style-name="P28"><text:span text:style-name="Source_20_Text"><text:span text:style-name="T11">getUrlVars([str=location.search]);</text:span></text:span></text:p>
            <text:p text:style-name="P28"><text:span text:style-name="Source_20_Text"><text:span text:style-name="T11">obj2string(object);</text:span></text:span></text:p>
            <text:p text:style-name="P29"><text:span text:style-name="Source_20_Text"><text:span text:style-name="T112">a</text:span></text:span><text:span text:style-name="Source_20_Text"><text:span text:style-name="T11">ssert</text:span></text:span><text:span text:style-name="Source_20_Text"><text:span text:style-name="T112">(condition[,message</text:span></text:span><text:span text:style-name="Source_20_Text"><text:span text:style-name="T113">|error</text:span></text:span><text:span text:style-name="Source_20_Text"><text:span text:style-name="T112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B1" table:number-columns-spanned="2" office:value-type="string">
            <text:p text:style-name="P32"><text:span text:style-name="Source_20_Text"><text:span text:style-name="T114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3"><text:span text:style-name="Source_20_Text"><text:span text:style-name="T11"/></text:span></text:p>
            <text:p text:style-name="P34"><text:span text:style-name="Source_20_Text"><text:span text:style-name="T11">b64Decode(s</text:span></text:span><text:span text:style-name="Source_20_Text"><text:span text:style-name="T75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5"><text:span text:style-name="Source_20_Text"><text:span text:style-name="T11">b64Encode(string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CodePoints(s</text:span></text:span><text:span text:style-name="Source_20_Text"><text:span text:style-name="T115">t</text:span></text:span><text:span text:style-name="Source_20_Text"><text:span text:style-name="T112">ring</text:span></text:span><text:span text:style-name="Source_20_Text"><text:span text:style-name="T11">);</text:span></text:span></text:p>
            <text:p text:style-name="P36"><text:span text:style-name="Source_20_Text"><text:span text:style-name="T11">strFromCodePoints(i</text:span></text:span><text:span text:style-name="Source_20_Text"><text:span text:style-name="T116">terator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  <text:p text:style-name="P34"><text:span text:style-name="Source_20_Text"><text:span text:style-name="T11">strA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1">,index[,newChar]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strSplice(</text:span></text:span><text:span text:style-name="Source_20_Text"><text:span text:style-name="T117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19">]);</text:span></text:span></text:p>
            <text:p text:style-name="P36"><text:span text:style-name="Source_20_Text"><text:span text:style-name="T120"/></text:span></text:p>
            <text:p text:style-name="P36"><text:span text:style-name="Source_20_Text"><text:span text:style-name="T120">strTruncate(st</text:span></text:span><text:span text:style-name="Source_20_Text"><text:span text:style-name="T112">ring</text:span></text:span><text:span text:style-name="Source_20_Text"><text:span text:style-name="T120">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Reverse(s</text:span></text:span><text:span text:style-name="Source_20_Text"><text:span text:style-name="T45">t</text:span></text:span><text:span text:style-name="Source_20_Text"><text:span text:style-name="T121">ring</text:span></text:span><text:span text:style-name="Source_20_Text"><text:span text:style-name="T11">);</text:span></text:span></text:p>
            <text:p text:style-name="P36"><text:span text:style-name="Source_20_Text"><text:span text:style-name="T120"/></text:span></text:p>
            <text:p text:style-name="P34"><text:span text:style-name="Source_20_Text"><text:span text:style-name="T11">strUpFirst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DownFirst(s</text:span></text:span><text:span text:style-name="Source_20_Text"><text:span text:style-name="T123">tri</text:span></text:span><text:span text:style-name="Source_20_Text"><text:span text:style-name="T93">ng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Capitaliz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Proper</text:span></text:span><text:span text:style-name="Source_20_Text"><text:span text:style-name="T124">c</text:span></text:span><text:span text:style-name="Source_20_Text"><text:span text:style-name="T11">as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 </text:span></text:span></text:p>
            <text:p text:style-name="P36"><text:span text:style-name="Source_20_Text"><text:span text:style-name="T125">s</text:span></text:span><text:span text:style-name="Source_20_Text"><text:span text:style-name="T11">tr</text:span></text:span><text:span text:style-name="Source_20_Text"><text:span text:style-name="T126">T</text:span></text:span><text:span text:style-name="Source_20_Text"><text:span text:style-name="T127">itle</text:span></text:span><text:span text:style-name="Source_20_Text"><text:span text:style-name="T124">c</text:span></text:span><text:span text:style-name="Source_20_Text"><text:span text:style-name="T11">as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strHTMLEscap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</text:span></text:span><text:span text:style-name="Source_20_Text"><text:span text:style-name="T128">HTML</text:span></text:span><text:span text:style-name="Source_20_Text"><text:span text:style-name="T11">RemoveTags(string);</text:span></text:span></text:p>
            <text:p text:style-name="P36"><text:span text:style-name="Source_20_Text"><text:span text:style-name="T11">strHTML</text:span></text:span><text:span text:style-name="Source_20_Text"><text:span text:style-name="T129">Un</text:span></text:span><text:span text:style-name="Source_20_Text"><text:span text:style-name="T11">Escap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</table:table-cell>
          <table:table-cell table:style-name="Table5.B2" office:value-type="string">
            <text:p text:style-name="P37"><text:span text:style-name="Source_20_Text"><text:span text:style-name="T112"/></text:span></text:p>
            <text:p text:style-name="P38">sum(value1[,valueN]);</text:p>
            <text:p text:style-name="P38">avg(value1[,valueN]);</text:p>
            <text:p text:style-name="P38">product(value1[,valueN]);</text:p>
            <text:p text:style-name="P38"/>
            <text:p text:style-name="P38">clamp(value,min,max);</text:p>
            <text:p text:style-name="P38"><text:span text:style-name="T130">minmax</text:span>(value,min,max);</text:p>
            <text:p text:style-name="P36"><text:span text:style-name="Source_20_Text"><text:span text:style-name="T11"/></text:span></text:p>
            <text:p text:style-name="P36"><text:span text:style-name="Source_20_Text"><text:span text:style-name="T11">inRange(value,min,max);</text:span></text:span></text:p>
            <text:p text:style-name="P36"><text:span text:style-name="Source_20_Text"><text:span text:style-name="T131"/></text:span></text:p>
            <text:p text:style-name="P36"><text:span text:style-name="Source_20_Text"><text:span text:style-name="T131">signbit(value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randomInt([max]);</text:span></text:span></text:p>
            <text:p text:style-name="P36"><text:span text:style-name="Source_20_Text"><text:span text:style-name="T11">randomInt(min,max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randomFloat([max]);</text:span></text:span></text:p>
            <text:p text:style-name="P36"><text:span text:style-name="Source_20_Text"><text:span text:style-name="T132">randomFloat(min,max);</text:span></text:span></text:p>
            <text:p text:style-name="P36"><text:span text:style-name="Source_20_Text"><text:span text:style-name="T132"/></text:span></text:p>
            <text:p text:style-name="P39">add(value1,value2);</text:p>
            <text:p text:style-name="P40"><text:span text:style-name="Source_20_Text"><text:span text:style-name="T133">sub</text:span></text:span><text:span text:style-name="Source_20_Text"><text:span text:style-name="T134">(value1,value2);</text:span></text:span></text:p>
            <text:p text:style-name="P40"><text:span text:style-name="Source_20_Text"><text:span text:style-name="T133">mul</text:span></text:span><text:span text:style-name="Source_20_Text"><text:span text:style-name="T134">(value1,value2);</text:span></text:span></text:p>
            <text:p text:style-name="P40"><text:span text:style-name="Source_20_Text"><text:span text:style-name="T133">div</text:span></text:span><text:span text:style-name="Source_20_Text"><text:span text:style-name="T134">(value1,value2);</text:span></text:span></text:p>
            <text:p text:style-name="P40"><text:span text:style-name="Source_20_Text"><text:span text:style-name="T134"/></text:span></text:p>
            <text:p text:style-name="P40"><text:span text:style-name="Source_20_Text"><text:span text:style-name="T134">divMo</text:span></text:span><text:span text:style-name="Source_20_Text"><text:span text:style-name="T133">d</text:span></text:span><text:span text:style-name="Source_20_Text"><text:span text:style-name="T134">(value1,value2);</text:span></text:span></text:p>
            <text:p text:style-name="P40"><text:span text:style-name="Source_20_Text"><text:span text:style-name="T133">mo</text:span></text:span><text:span text:style-name="Source_20_Text"><text:span text:style-name="T133">d</text:span></text:span><text:span text:style-name="Source_20_Text"><text:span text:style-name="T134">(value1,value2);</text:span></text:span></text:p>
            <text:p text:style-name="P40"><text:span text:style-name="Source_20_Text"><text:span text:style-name="T132"/></text:span></text:p>
          </table:table-cell>
          <table:table-cell table:style-name="Table5.C2" office:value-type="string">
            <text:p text:style-name="P41"/>
            <text:p text:style-name="P41">isEven(value);</text:p>
            <text:p text:style-name="P41">isOdd(valu<text:span text:style-name="T135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36">i</text:span><text:span text:style-name="T137">s</text:span>BigUInt64(value);</text:p>
            <text:p text:style-name="P43"><text:span text:style-name="T137">is</text:span>Float<text:span text:style-name="T138">16</text:span>(value);</text:p>
            <text:p text:style-name="P44"><text:span text:style-name="Source_20_Text"><text:span text:style-name="T131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1">);</text:span></text:span></text:p>
            <text:p text:style-name="P44"><text:span text:style-name="Source_20_Text"><text:span text:style-name="T131"/></text:span></text:p>
            <text:p text:style-name="P44"><text:span text:style-name="Source_20_Text"><text:span text:style-name="T108">toInteger(valu</text:span></text:span><text:span text:style-name="Source_20_Text"><text:span text:style-name="T109">e</text:span></text:span><text:span text:style-name="Source_20_Text"><text:span text:style-name="T108">);</text:span></text:span></text:p>
            <text:p text:style-name="P45"><text:span text:style-name="Source_20_Text"><text:span text:style-name="T139">toIntegerOrInfinity(value);</text:span></text:span></text:p>
            <text:p text:style-name="P41"><text:span text:style-name="T140">t</text:span><text:span text:style-name="T141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42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42">toFloat</text:span><text:span text:style-name="T137">16</text:span><text:span text:style-name="T142">(value);</text:span></text:p>
            <text:p text:style-name="P42"><text:span text:style-name="Source_20_Text"><text:span text:style-name="T143">toFloat32(value);</text:span></text:span></text:p>
            <text:p text:style-name="P42"><text:span text:style-name="Source_20_Text"><text:span text:style-name="T143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46"><text:span text:style-name="Source_20_Text"><text:span text:style-name="T144">Cookie </text:span></text:span><text:span text:style-name="Source_20_Text"><text:span text:style-name="T145">API</text:span></text:span></text:p>
          </table:table-cell>
          <table:covered-table-cell/>
          <table:covered-table-cell/>
        </table:table-row>
        <table:table-row table:style-name="Table5.3">
          <table:table-cell table:style-name="Table5.A4" table:number-columns-spanned="3" office:value-type="string">
            <text:p text:style-name="P36"><text:span text:style-name="Source_20_Text"><text:span text:style-name="T11">getCookie([name]);</text:span></text:span></text:p>
            <text:p text:style-name="P36"><text:span text:style-name="Source_20_Text"><text:span text:style-name="T12">h</text:span></text:span><text:span text:style-name="Source_20_Text"><text:span text:style-name="T11">asCookie(name);</text:span></text:span></text:p>
            <text:p text:style-name="P36"><text:span text:style-name="Source_20_Text"><text:span text:style-name="T11">setCookie(name,value[,hours</text:span></text:span><text:span text:style-name="Source_20_Text"><text:span text:style-name="T132">=8760</text:span></text:span><text:span text:style-name="Source_20_Text"><text:span text:style-name="T11">[,path</text:span></text:span><text:span text:style-name="Source_20_Text"><text:span text:style-name="T132">="/"</text:span></text:span><text:span text:style-name="Source_20_Text"><text:span text:style-name="T11">[,domain[,secure[,SameSite</text:span></text:span><text:span text:style-name="Source_20_Text"><text:span text:style-name="T132">=</text:span></text:span><text:span text:style-name="Source_20_Text"><text:span text:style-name="T146">"Lax"</text:span></text:span><text:span text:style-name="Source_20_Text"><text:span text:style-name="T11">[,HttpOnly]]]]]]);</text:span></text:span></text:p>
            <text:p text:style-name="P36"><text:span text:style-name="Source_20_Text"><text:span text:style-name="T11">setCookie</text:span></text:span><text:span text:style-name="Source_20_Text"><text:span text:style-name="T132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2">);</text:span></text:span></text:p>
            <text:p text:style-name="P36"><text:span text:style-name="Source_20_Text"><text:span text:style-name="T11">removeCookie(name[,path</text:span></text:span><text:span text:style-name="Source_20_Text"><text:span text:style-name="T132">="/"</text:span></text:span><text:span text:style-name="Source_20_Text"><text:span text:style-name="T11">[,domain[,secure[,SameSite</text:span></text:span><text:span text:style-name="Source_20_Text"><text:span text:style-name="T132">=</text:span></text:span><text:span text:style-name="Source_20_Text"><text:span text:style-name="T146">"Lax"</text:span></text:span><text:span text:style-name="Source_20_Text"><text:span text:style-name="T11">[,HttpOnly]]]]]);</text:span></text:span></text:p>
            <text:p text:style-name="P36"><text:span text:style-name="Source_20_Text"><text:span text:style-name="T11">removeCookie</text:span></text:span><text:span text:style-name="Source_20_Text"><text:span text:style-name="T132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2">);</text:span></text:span></text:p>
            <text:p text:style-name="P36"><text:span text:style-name="Source_20_Text"><text:span text:style-name="T112">clearCookies([path</text:span></text:span><text:span text:style-name="Source_20_Text"><text:span text:style-name="T132">="/"</text:span></text:span><text:span text:style-name="Source_20_Text"><text:span text:style-name="T112">[,domain[,</text:span></text:span><text:span text:style-name="Source_20_Text"><text:span text:style-name="T149">sec</text:span></text:span><text:span text:style-name="Source_20_Text"><text:span text:style-name="T112">[,SameSite</text:span></text:span><text:span text:style-name="Source_20_Text"><text:span text:style-name="T132">=</text:span></text:span><text:span text:style-name="Source_20_Text"><text:span text:style-name="T146">"Lax"</text:span></text:span><text:span text:style-name="Source_20_Text"><text:span text:style-name="T112">[,HttpOnly]]]]]);</text:span></text:span></text:p>
            <text:p text:style-name="P36"><text:span text:style-name="Source_20_Text"><text:span text:style-name="T112">clearCookies</text:span></text:span><text:span text:style-name="Source_20_Text"><text:span text:style-name="T132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2">);</text:span></text:span></text:p>
          </table:table-cell>
          <table:covered-table-cell/>
          <table:covered-table-cell/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0">Collections </text:span></text:span><text:span text:style-name="Source_20_Text"><text:span text:style-name="T151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2">castArray</text:span></text:span><text:span text:style-name="Source_20_Text"><text:span text:style-name="T153">(value);</text:span></text:span></text:p>
            <text:p text:style-name="P50"><text:span text:style-name="Source_20_Text"><text:span text:style-name="T153">compact</text:span></text:span><text:span text:style-name="Source_20_Text"><text:span text:style-name="T154">(iterator);</text:span></text:span></text:p>
            <text:p text:style-name="P50"><text:span text:style-name="Source_20_Text"><text:span text:style-name="T152">arrayDeepClone(array);</text:span></text:span></text:p>
            <text:p text:style-name="P50"><text:span text:style-name="Source_20_Text"><text:span text:style-name="T152">arrayMerge(target,so</text:span></text:span><text:span text:style-name="Source_20_Text"><text:span text:style-name="T155">ur</text:span></text:span><text:span text:style-name="Source_20_Text"><text:span text:style-name="T156">c</text:span></text:span><text:span text:style-name="Source_20_Text"><text:span text:style-name="T152">e</text:span></text:span><text:span text:style-name="Source_20_Text"><text:span text:style-name="T155">1</text:span></text:span><text:span text:style-name="Source_20_Text"><text:span text:style-name="T152">[,</text:span></text:span><text:span text:style-name="Source_20_Text"><text:span text:style-name="T156">s</text:span></text:span><text:span text:style-name="Source_20_Text"><text:span text:style-name="T155">ou</text:span></text:span><text:span text:style-name="Source_20_Text"><text:span text:style-name="T156">r</text:span></text:span><text:span text:style-name="Source_20_Text"><text:span text:style-name="T155">ce</text:span></text:span><text:span text:style-name="Source_20_Text"><text:span text:style-name="T152">N]);</text:span></text:span></text:p>
            <text:p text:style-name="P51"><text:span text:style-name="Source_20_Text"><text:span text:style-name="T157">arrayAdd</text:span></text:span><text:span text:style-name="Source_20_Text"><text:span text:style-name="T152">(array,value);</text:span></text:span></text:p>
            <text:p text:style-name="P51"><text:span text:style-name="Source_20_Text"><text:span text:style-name="T152">arrayClear(array); </text:span></text:span></text:p>
            <text:p text:style-name="P51"><text:span text:style-name="Source_20_Text"><text:span text:style-name="T158">arrayRemove(array,value[,all </text:span></text:span><text:span text:style-name="Source_20_Text"><text:span text:style-name="T159">= false</text:span></text:span><text:span text:style-name="Source_20_Text"><text:span text:style-name="T158">]);</text:span></text:span></text:p>
            <text:p text:style-name="P52"><text:span text:style-name="Source_20_Text"><text:span text:style-name="T158">arrayRemove</text:span></text:span><text:span text:style-name="Source_20_Text"><text:span text:style-name="T160">By</text:span></text:span><text:span text:style-name="Source_20_Text"><text:span text:style-name="T158">(array,c</text:span></text:span><text:span text:style-name="Source_20_Text"><text:span text:style-name="T160">allback</text:span></text:span><text:span text:style-name="Source_20_Text"><text:span text:style-name="T158">[,all</text:span></text:span><text:span text:style-name="Source_20_Text"><text:span text:style-name="T159">=false</text:span></text:span><text:span text:style-name="Source_20_Text"><text:span text:style-name="T158">]);</text:span></text:span></text:p>
            <text:p text:style-name="P53"><text:span text:style-name="Source_20_Text"><text:span text:style-name="T161"/></text:span></text:p>
            <text:p text:style-name="P53"><text:span text:style-name="Source_20_Text"><text:span text:style-name="T161">arrayRange([start=0[,end = </text:span></text:span><text:span text:style-name="Source_20_Text"><text:span text:style-name="T162">99</text:span></text:span><text:span text:style-name="Source_20_Text"><text:span text:style-name="T161">[,step = 1]]]);</text:span></text:span></text:p>
            <text:p text:style-name="P54"><text:span text:style-name="Source_20_Text"><text:span text:style-name="T163">iterRange([start=0[,step=1[,end=Infinity]]]);</text:span></text:span></text:p>
            <text:p text:style-name="P54"><text:span text:style-name="Source_20_Text"><text:span text:style-name="T163"/></text:span></text:p>
            <text:p text:style-name="P55"><text:span text:style-name="Source_20_Text"><text:span text:style-name="T84">arrayCycle(i</text:span></text:span><text:span text:style-name="Source_20_Text"><text:span text:style-name="T164">terator</text:span></text:span><text:span text:style-name="Source_20_Text"><text:span text:style-name="T84">[,n </text:span></text:span><text:span text:style-name="Source_20_Text"><text:span text:style-name="T165">= 100</text:span></text:span><text:span text:style-name="Source_20_Text"><text:span text:style-name="T84">]);</text:span></text:span></text:p>
            <text:p text:style-name="P54"><text:span text:style-name="Source_20_Text"><text:span text:style-name="T163">iterCycle(iter</text:span></text:span><text:span text:style-name="Source_20_Text"><text:span text:style-name="T166">ator</text:span></text:span><text:span text:style-name="Source_20_Text"><text:span text:style-name="T163">[,n </text:span></text:span><text:span text:style-name="Source_20_Text"><text:span text:style-name="T167">= Infinity</text:span></text:span><text:span text:style-name="Source_20_Text"><text:span text:style-name="T163">]);</text:span></text:span></text:p>
            <text:p text:style-name="P56"><text:span text:style-name="Source_20_Text"><text:span text:style-name="T84"/></text:span></text:p>
            <text:p text:style-name="P56"><text:span text:style-name="Source_20_Text"><text:span text:style-name="T84">arrayRepeat(value[,n </text:span></text:span><text:span text:style-name="Source_20_Text"><text:span text:style-name="T168">= 100</text:span></text:span><text:span text:style-name="Source_20_Text"><text:span text:style-name="T84">]);</text:span></text:span></text:p>
            <text:p text:style-name="P54"><text:span text:style-name="Source_20_Text"><text:span text:style-name="T84">iterRepeat(value[,n </text:span></text:span><text:span text:style-name="Source_20_Text"><text:span text:style-name="T167">= Infinity</text:span></text:span><text:span text:style-name="Source_20_Text"><text:span text:style-name="T84">]);</text:span></text:span></text:p>
            <text:p text:style-name="P57"><text:span text:style-name="Source_20_Text"><text:span text:style-name="T169"/></text:span></text:p>
            <text:p text:style-name="P57"><text:span text:style-name="Source_20_Text"><text:span text:style-name="T169">unique(iterator[,resolver]);</text:span></text:span></text:p>
            <text:p text:style-name="P57"><text:span text:style-name="Source_20_Text"><text:span text:style-name="T163">slice(i</text:span></text:span><text:span text:style-name="Source_20_Text"><text:span text:style-name="T164">terator</text:span></text:span><text:span text:style-name="Source_20_Text"><text:span text:style-name="T163">[,begin=0[,end = Infinity]]);</text:span></text:span></text:p>
            <text:p text:style-name="P55"><text:span text:style-name="Source_20_Text"><text:span text:style-name="T163">withOut(i</text:span></text:span><text:span text:style-name="Source_20_Text"><text:span text:style-name="T164">terator</text:span></text:span><text:span text:style-name="Source_20_Text"><text:span text:style-name="T163">,filter</text:span></text:span><text:span text:style-name="Source_20_Text"><text:span text:style-name="T164">Iterator</text:span></text:span><text:span text:style-name="Source_20_Text"><text:span text:style-name="T163">);</text:span></text:span></text:p>
            <text:p text:style-name="P58"><text:span text:style-name="Source_20_Text"><text:span text:style-name="T84">reduce(i</text:span></text:span><text:span text:style-name="Source_20_Text"><text:span text:style-name="T164">terator</text:span></text:span><text:span text:style-name="Source_20_Text"><text:span text:style-name="T84">,callback[,initialvalue]);</text:span></text:span></text:p>
            <text:p text:style-name="P58"><text:span text:style-name="Source_20_Text"><text:span text:style-name="T170">count</text:span></text:span><text:span text:style-name="Source_20_Text"><text:span text:style-name="T84">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84">take(i</text:span></text:span><text:span text:style-name="Source_20_Text"><text:span text:style-name="T164">terator</text:span></text:span><text:span text:style-name="Source_20_Text"><text:span text:style-name="T84">[,n </text:span></text:span><text:span text:style-name="Source_20_Text"><text:span text:style-name="T171">= 1</text:span></text:span><text:span text:style-name="Source_20_Text"><text:span text:style-name="T84">]);</text:span></text:span></text:p>
            <text:p text:style-name="P58"><text:span text:style-name="Source_20_Text"><text:span text:style-name="T84">takeWhile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>takeRight(i</text:span></text:span><text:span text:style-name="Source_20_Text"><text:span text:style-name="T164">terator</text:span></text:span><text:span text:style-name="Source_20_Text"><text:span text:style-name="T84">[,n </text:span></text:span><text:span text:style-name="Source_20_Text"><text:span text:style-name="T171">= 1</text:span></text:span><text:span text:style-name="Source_20_Text"><text:span text:style-name="T84">]);</text:span></text:span></text:p>
            <text:p text:style-name="P58"><text:span text:style-name="Source_20_Text"><text:span text:style-name="T84">takeRightWhile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>drop(i</text:span></text:span><text:span text:style-name="Source_20_Text"><text:span text:style-name="T164">terator</text:span></text:span><text:span text:style-name="Source_20_Text"><text:span text:style-name="T84">[,n </text:span></text:span><text:span text:style-name="Source_20_Text"><text:span text:style-name="T171">= 1</text:span></text:span><text:span text:style-name="Source_20_Text"><text:span text:style-name="T84">]);</text:span></text:span><text:span text:style-name="Source_20_Text"><text:span text:style-name="T172"> </text:span></text:span></text:p>
            <text:p text:style-name="P58"><text:span text:style-name="Source_20_Text"><text:span text:style-name="T84">dropWhile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>dropRight(i</text:span></text:span><text:span text:style-name="Source_20_Text"><text:span text:style-name="T164">terator</text:span></text:span><text:span text:style-name="Source_20_Text"><text:span text:style-name="T84">[,n </text:span></text:span><text:span text:style-name="Source_20_Text"><text:span text:style-name="T171">= 1</text:span></text:span><text:span text:style-name="Source_20_Text"><text:span text:style-name="T84">]);</text:span></text:span></text:p>
            <text:p text:style-name="P58"><text:span text:style-name="Source_20_Text"><text:span text:style-name="T84">dropRightWhile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9"><text:span text:style-name="Source_20_Text"><text:span text:style-name="T84">isSuperset(superCollection,subCollection);</text:span></text:span></text:p>
            <text:p text:style-name="P58"><text:span text:style-name="Source_20_Text"><text:span text:style-name="T84">setDifference(</text:span></text:span><text:span text:style-name="Source_20_Text"><text:span text:style-name="T173">set1,set2</text:span></text:span><text:span text:style-name="Source_20_Text"><text:span text:style-name="T84">);</text:span></text:span></text:p>
            <text:p text:style-name="P59"><text:span text:style-name="Source_20_Text"><text:span text:style-name="T84">setIntersection(</text:span></text:span><text:span text:style-name="Source_20_Text"><text:span text:style-name="T173">set1,set2</text:span></text:span><text:span text:style-name="Source_20_Text"><text:span text:style-name="T84">);</text:span></text:span></text:p>
            <text:p text:style-name="P59"><text:span text:style-name="Source_20_Text"><text:span text:style-name="T84">setSymmetricDifference(</text:span></text:span><text:span text:style-name="Source_20_Text"><text:span text:style-name="T173">set1,set2</text:span></text:span><text:span text:style-name="Source_20_Text"><text:span text:style-name="T84">);</text:span></text:span></text:p>
            <text:p text:style-name="P59"><text:span text:style-name="Source_20_Text"><text:span text:style-name="T84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4">forEach</text:span></text:span><text:span text:style-name="Source_20_Text"><text:span text:style-name="T163">(i</text:span></text:span><text:span text:style-name="Source_20_Text"><text:span text:style-name="T164">terator</text:span></text:span><text:span text:style-name="Source_20_Text"><text:span text:style-name="T163">,callback);</text:span></text:span></text:p>
            <text:p text:style-name="P60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8"><text:span text:style-name="Source_20_Text"><text:span text:style-name="T163">enumerate(i</text:span></text:span><text:span text:style-name="Source_20_Text"><text:span text:style-name="T164">terator</text:span></text:span><text:span text:style-name="Source_20_Text"><text:span text:style-name="T163">[,offset = 0]);</text:span></text:span></text:p>
            <text:p text:style-name="P58"><text:span text:style-name="Source_20_Text"><text:span text:style-name="T84">size(i</text:span></text:span><text:span text:style-name="Source_20_Text"><text:span text:style-name="T164">terator</text:span></text:span><text:span text:style-name="Source_20_Text"><text:span text:style-name="T84">);</text:span></text:span></text:p>
            <text:p text:style-name="P61"><text:span text:style-name="Source_20_Text"><text:span text:style-name="T177"/></text:span></text:p>
            <text:p text:style-name="P58"><text:span text:style-name="Source_20_Text"><text:span text:style-name="T84">every(i</text:span></text:span><text:span text:style-name="Source_20_Text"><text:span text:style-name="T164">terator</text:span></text:span><text:span text:style-name="Source_20_Text"><text:span text:style-name="T84">,c</text:span></text:span><text:span text:style-name="Source_20_Text"><text:span text:style-name="T178">allback</text:span></text:span><text:span text:style-name="Source_20_Text"><text:span text:style-name="T84">);</text:span></text:span></text:p>
            <text:p text:style-name="P58"><text:span text:style-name="Source_20_Text"><text:span text:style-name="T84">some(i</text:span></text:span><text:span text:style-name="Source_20_Text"><text:span text:style-name="T164">terator</text:span></text:span><text:span text:style-name="Source_20_Text"><text:span text:style-name="T84">,c</text:span></text:span><text:span text:style-name="Source_20_Text"><text:span text:style-name="T178">allback</text:span></text:span><text:span text:style-name="Source_20_Text"><text:span text:style-name="T84">);</text:span></text:span><text:span text:style-name="Source_20_Text"><text:span text:style-name="T179"> </text:span></text:span></text:p>
            <text:p text:style-name="P58"><text:span text:style-name="Source_20_Text"><text:span text:style-name="T163">none(i</text:span></text:span><text:span text:style-name="Source_20_Text"><text:span text:style-name="T164">terator</text:span></text:span><text:span text:style-name="Source_20_Text"><text:span text:style-name="T163">,c</text:span></text:span><text:span text:style-name="Source_20_Text"><text:span text:style-name="T178">allback</text:span></text:span><text:span text:style-name="Source_20_Text"><text:span text:style-name="T163">);</text:span></text:span></text:p>
            <text:p text:style-name="P58"><text:span text:style-name="Source_20_Text"><text:span text:style-name="T163"/></text:span></text:p>
            <text:p text:style-name="P58"><text:span text:style-name="Source_20_Text"><text:span text:style-name="T84">includes(</text:span></text:span><text:span text:style-name="Source_20_Text"><text:span text:style-name="T180">collection</text:span></text:span><text:span text:style-name="Source_20_Text"><text:span text:style-name="T84">,</text:span></text:span><text:span text:style-name="Source_20_Text"><text:span text:style-name="T181">value</text:span></text:span><text:span text:style-name="Source_20_Text"><text:span text:style-name="T180">[,comparator]</text:span></text:span><text:span text:style-name="Source_20_Text"><text:span text:style-name="T84">);</text:span></text:span></text:p>
            <text:p text:style-name="P58"><text:span text:style-name="Source_20_Text"><text:span text:style-name="T84">find(i</text:span></text:span><text:span text:style-name="Source_20_Text"><text:span text:style-name="T164">terator</text:span></text:span><text:span text:style-name="Source_20_Text"><text:span text:style-name="T84">,c</text:span></text:span><text:span text:style-name="Source_20_Text"><text:span text:style-name="T178">allback</text:span></text:span><text:span text:style-name="Source_20_Text"><text:span text:style-name="T84">);</text:span></text:span></text:p>
            <text:p text:style-name="P58"><text:span text:style-name="Source_20_Text"><text:span text:style-name="T84">findLast(i</text:span></text:span><text:span text:style-name="Source_20_Text"><text:span text:style-name="T164">terator</text:span></text:span><text:span text:style-name="Source_20_Text"><text:span text:style-name="T84">,callback);</text:span></text:span></text:p>
            <text:p text:style-name="P58"><text:span text:style-name="Source_20_Text"><text:span text:style-name="T84">filter(i</text:span></text:span><text:span text:style-name="Source_20_Text"><text:span text:style-name="T164">terator</text:span></text:span><text:span text:style-name="Source_20_Text"><text:span text:style-name="T84">,c</text:span></text:span><text:span text:style-name="Source_20_Text"><text:span text:style-name="T178">allback</text:span></text:span><text:span text:style-name="Source_20_Text"><text:span text:style-name="T84">);</text:span></text:span></text:p>
            <text:p text:style-name="P58"><text:span text:style-name="Source_20_Text"><text:span text:style-name="T182">reject(i</text:span></text:span><text:span text:style-name="Source_20_Text"><text:span text:style-name="T164">terator</text:span></text:span><text:span text:style-name="Source_20_Text"><text:span text:style-name="T182">,c</text:span></text:span><text:span text:style-name="Source_20_Text"><text:span text:style-name="T178">allback</text:span></text:span><text:span text:style-name="Source_20_Text"><text:span text:style-name="T182">);</text:span></text:span></text:p>
            <text:p text:style-name="P55"><text:span text:style-name="Source_20_Text"><text:span text:style-name="T183">p</text:span></text:span><text:span text:style-name="Source_20_Text"><text:span text:style-name="T184">artition(i</text:span></text:span><text:span text:style-name="Source_20_Text"><text:span text:style-name="T185">terator</text:span></text:span><text:span text:style-name="Source_20_Text"><text:span text:style-name="T184">,c</text:span></text:span><text:span text:style-name="Source_20_Text"><text:span text:style-name="T186">a</text:span></text:span><text:span text:style-name="Source_20_Text"><text:span text:style-name="T187">llb</text:span></text:span><text:span text:style-name="Source_20_Text"><text:span text:style-name="T186">a</text:span></text:span><text:span text:style-name="Source_20_Text"><text:span text:style-name="T187">ck</text:span></text:span><text:span text:style-name="Source_20_Text"><text:span text:style-name="T184">);</text:span></text:span></text:p>
            <text:p text:style-name="P62"><text:span text:style-name="Source_20_Text"><text:span text:style-name="T188"/></text:span></text:p>
            <text:p text:style-name="P55"><text:span text:style-name="Source_20_Text"><text:span text:style-name="T84">zip(i</text:span></text:span><text:span text:style-name="Source_20_Text"><text:span text:style-name="T164">terator1</text:span></text:span><text:span text:style-name="Source_20_Text"><text:span text:style-name="T84">[,</text:span></text:span><text:span text:style-name="Source_20_Text"><text:span text:style-name="T164">iteratorN</text:span></text:span><text:span text:style-name="Source_20_Text"><text:span text:style-name="T84">]);</text:span></text:span></text:p>
            <text:p text:style-name="P63"><text:span text:style-name="Source_20_Text"><text:span text:style-name="T189">unzip(i</text:span></text:span><text:span text:style-name="Source_20_Text"><text:span text:style-name="T185">terator</text:span></text:span><text:span text:style-name="Source_20_Text"><text:span text:style-name="T189">);</text:span></text:span></text:p>
            <text:p text:style-name="P63"><text:span text:style-name="Source_20_Text"><text:span text:style-name="T189">zipObj(i</text:span></text:span><text:span text:style-name="Source_20_Text"><text:span text:style-name="T185">terator1</text:span></text:span><text:span text:style-name="Source_20_Text"><text:span text:style-name="T189">,i</text:span></text:span><text:span text:style-name="Source_20_Text"><text:span text:style-name="T185">terator1</text:span></text:span><text:span text:style-name="Source_20_Text"><text:span text:style-name="T189">);</text:span></text:span></text:p>
            <text:p text:style-name="P58"><text:span text:style-name="Source_20_Text"><text:span text:style-name="T188">shuffle(i</text:span></text:span><text:span text:style-name="Source_20_Text"><text:span text:style-name="T164">terator</text:span></text:span><text:span text:style-name="Source_20_Text"><text:span text:style-name="T188">);</text:span></text:span></text:p>
            <text:p text:style-name="P58"><text:span text:style-name="Source_20_Text"><text:span text:style-name="T188"/></text:span></text:p>
            <text:p text:style-name="P64"><text:span text:style-name="Source_20_Text"><text:span text:style-name="T84">min(v</text:span></text:span><text:span text:style-name="Source_20_Text"><text:span text:style-name="T190">alue1[,valueN]</text:span></text:span><text:span text:style-name="Source_20_Text"><text:span text:style-name="T84">);</text:span></text:span></text:p>
            <text:p text:style-name="P65"><text:span text:style-name="Source_20_Text"><text:span text:style-name="T191">max(v</text:span></text:span><text:span text:style-name="Source_20_Text"><text:span text:style-name="T192">alue1[,valueN]</text:span></text:span><text:span text:style-name="Source_20_Text"><text:span text:style-name="T191">);</text:span></text:span></text:p>
            <text:p text:style-name="P58"><text:span text:style-name="Source_20_Text"><text:span text:style-name="T193">sort(i</text:span></text:span><text:span text:style-name="Source_20_Text"><text:span text:style-name="T164">terator</text:span></text:span><text:span text:style-name="Source_20_Text"><text:span text:style-name="T194">[</text:span></text:span><text:span text:style-name="Source_20_Text"><text:span text:style-name="T193">,number</text:span></text:span><text:span text:style-name="Source_20_Text"><text:span text:style-name="T195">s = false</text:span></text:span><text:span text:style-name="Source_20_Text"><text:span text:style-name="T194">]</text:span></text:span><text:span text:style-name="Source_20_Text"><text:span text:style-name="T193">);</text:span></text:span></text:p>
            <text:p text:style-name="P58"><text:span text:style-name="Source_20_Text"><text:span text:style-name="T188">reverse(i</text:span></text:span><text:span text:style-name="Source_20_Text"><text:span text:style-name="T164">terator</text:span></text:span><text:span text:style-name="Source_20_Text"><text:span text:style-name="T188">);</text:span></text:span></text:p>
            <text:p text:style-name="P64"><text:span text:style-name="Source_20_Text"><text:span text:style-name="T84"/></text:span></text:p>
            <text:p text:style-name="P55"><text:span text:style-name="Source_20_Text"><text:span text:style-name="T84">item(i</text:span></text:span><text:span text:style-name="Source_20_Text"><text:span text:style-name="T164">terator</text:span></text:span><text:span text:style-name="Source_20_Text"><text:span text:style-name="T84">,index);</text:span></text:span></text:p>
            <text:p text:style-name="P55"><text:span text:style-name="Source_20_Text"><text:span text:style-name="T196">nth(i</text:span></text:span><text:span text:style-name="Source_20_Text"><text:span text:style-name="T164">terator</text:span></text:span><text:span text:style-name="Source_20_Text"><text:span text:style-name="T196">,index);</text:span></text:span></text:p>
            <text:p text:style-name="P58"><text:span text:style-name="Source_20_Text"><text:span text:style-name="T84">first(i</text:span></text:span><text:span text:style-name="Source_20_Text"><text:span text:style-name="T164">terator</text:span></text:span><text:span text:style-name="Source_20_Text"><text:span text:style-name="T84">);</text:span></text:span></text:p>
            <text:p text:style-name="P58"><text:span text:style-name="Source_20_Text"><text:span text:style-name="T197">head(i</text:span></text:span><text:span text:style-name="Source_20_Text"><text:span text:style-name="T185">terator</text:span></text:span><text:span text:style-name="Source_20_Text"><text:span text:style-name="T197">);</text:span></text:span></text:p>
            <text:p text:style-name="P66"><text:span text:style-name="Source_20_Text"><text:span text:style-name="T152">last(i</text:span></text:span><text:span text:style-name="Source_20_Text"><text:span text:style-name="T176">terator</text:span></text:span><text:span text:style-name="Source_20_Text"><text:span text:style-name="T152">);</text:span></text:span></text:p>
            <text:p text:style-name="P67">initial(i<text:span text:style-name="Source_20_Text"><text:span text:style-name="T198">terator</text:span></text:span>);</text:p>
            <text:p text:style-name="P58"><text:span text:style-name="Source_20_Text"><text:span text:style-name="T84">tail(i</text:span></text:span><text:span text:style-name="Source_20_Text"><text:span text:style-name="T164">terator</text:span></text:span><text:span text:style-name="Source_20_Text"><text:span text:style-name="T84">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199">flat(i</text:span></text:span><text:span text:style-name="Source_20_Text"><text:span text:style-name="T164">terator</text:span></text:span><text:span text:style-name="Source_20_Text"><text:span text:style-name="T199">);</text:span></text:span></text:p>
            <text:p text:style-name="P58"><text:span text:style-name="Source_20_Text"><text:span text:style-name="T84">concat(i</text:span></text:span><text:span text:style-name="Source_20_Text"><text:span text:style-name="T164">terator1</text:span></text:span><text:span text:style-name="Source_20_Text"><text:span text:style-name="T84">[,</text:span></text:span><text:span text:style-name="Source_20_Text"><text:span text:style-name="T164">iteratorN</text:span></text:span><text:span text:style-name="Source_20_Text"><text:span text:style-name="T84">]);</text:span></text:span></text:p>
            <text:p text:style-name="P58"><text:span text:style-name="Source_20_Text"><text:span text:style-name="T163">join(i</text:span></text:span><text:span text:style-name="Source_20_Text"><text:span text:style-name="T164">terator</text:span></text:span><text:span text:style-name="Source_20_Text"><text:span text:style-name="T163">[,separator </text:span></text:span><text:span text:style-name="Source_20_Text"><text:span text:style-name="T200">= ","</text:span></text:span><text:span text:style-name="Source_20_Text"><text:span text:style-name="T163">]);</text:span></text:span></text:p>
          </table:table-cell>
          <table:table-cell table:style-name="Table4.C2" office:value-type="string">
            <text:p text:style-name="P68"><text:span text:style-name="Source_20_Text"><text:span text:style-name="T84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2">Array.fromAsync(); </text:span></text:span></text:a></text:p>
            <text:p text:style-name="P69"><text:span text:style-name="Source_20_Text"><text:span text:style-name="T152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1">Array.prototype.toRevers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2">Array.prototype.toSort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2">Array.prototype.toSplic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2">Array.prototype.with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2">crypto.randomUUID();</text:span></text:span></text:a></text:p>
            <text:p text:style-name="P70"><text:span text:style-name="Source_20_Text"><text:span text:style-name="T84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2">Error.isError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2">globalThis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2">Map.groupBy();</text:span></text:span></text:a></text:p>
            <text:p text:style-name="P72"><text:span text:style-name="Source_20_Text"><text:span text:style-name="T84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2">Math.sumPrecise();</text:span></text:span></text:a></text:p>
            <text:p text:style-name="P72"><text:span text:style-name="Source_20_Text"><text:span text:style-name="T84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3">Object.groupBy();</text:span></text:span></text:a></text:p>
            <text:p text:style-name="P70"><text:span text:style-name="Source_20_Text"><text:span text:style-name="T204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2">Object</text:span></text:span><text:span text:style-name="Source_20_Text"><text:span text:style-name="T205">.</text:span></text:span><text:span text:style-name="Source_20_Text"><text:span text:style-name="T206">hasOwn();</text:span></text:span></text:a></text:p>
            <text:p text:style-name="P70"><text:span text:style-name="Source_20_Text"><text:span text:style-name="T84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7">TypedArray.prototype.toReversed();</text:span></text:span></text:a><text:span text:style-name="T152"/></text:p>
            <text:p text:style-name="P73"><text:span text:style-name="Source_20_Text"><text:span text:style-name="T177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7">TypedArray.prototype.toSorted();</text:span></text:span></text:a></text:p>
            <text:p text:style-name="P73"><text:span text:style-name="Source_20_Text"><text:span text:style-name="T177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7">TypedArray.prototype.with();</text:span></text:span></text:a></text:p>
            <text:p text:style-name="P73"><text:span text:style-name="Source_20_Text"><text:span text:style-name="T177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8">globalThis.AsyncFunction();</text:span></text:span></text:a></text:p>
            <text:p text:style-name="P74"><text:span text:style-name="Source_20_Text"><text:span text:style-name="T208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9">global</text:span></text:span><text:span text:style-name="Source_20_Text"><text:span text:style-name="T210">this</text:span></text:span><text:span text:style-name="Source_20_Text"><text:span text:style-name="T208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8">globalThis.GeneratorFunction();</text:span></text:span></text:a></text:p>
            <text:p text:style-name="P73"><text:span text:style-name="Source_20_Text"><text:span text:style-name="T84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7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1">Celestra for </text:span><text:span text:style-name="T212">browser</text:span><text:span text:style-name="T211">: </text:span><text:span text:style-name="T213">celestra.</text:span><text:span text:style-name="T214">browser</text:span><text:span text:style-name="T215">.</text:span><text:span text:style-name="T213">js</text:span></text:p>
          </table:table-cell>
          <table:table-cell table:style-name="Table8.B2" table:number-columns-spanned="2" office:value-type="string">
            <text:p text:style-name="P80"><text:span text:style-name="T211">Celestra for Node.js </text:span><text:span text:style-name="T216">and Deno</text:span><text:span text:style-name="T211">: </text:span><text:span text:style-name="T217">celestra.</text:span><text:span text:style-name="T215">node.</text:span><text:span text:style-name="T218">m</text:span><text:span text:style-name="T217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19">map</text:span> } from "./celestra.browser.js";</text:p>
            <text:p text:style-name="P84">globalThis.first = first;</text:p>
            <text:p text:style-name="P84">globalThis.<text:span text:style-name="T219">map</text:span> = <text:span text:style-name="T219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2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0">node</text:span>.<text:span text:style-name="T220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19">map</text:span> } from "./celestra.<text:span text:style-name="T220">node</text:span>.<text:span text:style-name="T220">m</text:span>js";</text:p>
            <text:p text:style-name="P87">globalThis.first = first;</text:p>
            <text:p text:style-name="P89"><text:span text:style-name="Source_20_Text"><text:span text:style-name="T221">globalThis.</text:span></text:span><text:span text:style-name="Source_20_Text"><text:span text:style-name="T222">map</text:span></text:span><text:span text:style-name="Source_20_Text"><text:span text:style-name="T221"> = </text:span></text:span><text:span text:style-name="Source_20_Text"><text:span text:style-name="T222">map</text:span></text:span><text:span text:style-name="Source_20_Text"><text:span text:style-name="T221">;<text:line-break/><text:line-break/></text:span></text:span><text:span text:style-name="Source_20_Text"><text:span text:style-name="T223">// </text:span></text:span><text:span text:style-name="Source_20_Text"><text:span text:style-name="T224">dynamic import</text:span></text:span><text:span text:style-name="Source_20_Text"><text:span text:style-name="T221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0">Removed <text:span text:style-name="T225">APIs</text:span> in the <text:span text:style-name="T217">celestra.node.</text:span><text:span text:style-name="T215">m</text:span><text:span text:style-name="T217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C5" office:value-type="string">
            <text:p text:style-name="P92"><text:span text:style-name="Source_20_Text"><text:span text:style-name="T221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6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7">Array.prototype.values();</text:span></text:span></text:p>
            <text:p text:style-name="P98"><text:span text:style-name="Source_20_Text"><text:span text:style-name="T207">Array.prototype.includes();</text:span></text:span></text:p>
            <text:p text:style-name="P97"/>
            <text:p text:style-name="P98"><text:span text:style-name="Source_20_Text"><text:span text:style-name="T207">ChildNode.after();</text:span></text:span><text:span text:style-name="T227"><text:line-break/></text:span><text:span text:style-name="Source_20_Text"><text:span text:style-name="T207">ChildNode.before();</text:span></text:span><text:span text:style-name="T227"><text:line-break/></text:span><text:span text:style-name="Source_20_Text"><text:span text:style-name="T207">ChildNode.remove();</text:span></text:span><text:span text:style-name="T227"><text:line-break/></text:span><text:span text:style-name="Source_20_Text"><text:span text:style-name="T207">ChildNode.replaceWith();</text:span></text:span></text:p>
            <text:p text:style-name="P97"/>
            <text:p text:style-name="P98"><text:span text:style-name="Source_20_Text"><text:span text:style-name="T207">Element.prototype.closest();<text:line-break/>Element.prototype.getAttributeNames();</text:span></text:span></text:p>
            <text:p text:style-name="P98"><text:span text:style-name="Source_20_Text"><text:span text:style-name="T207">Element.prototype.matches();</text:span></text:span></text:p>
            <text:p text:style-name="P98"><text:span text:style-name="Source_20_Text"><text:span text:style-name="T207">Element.prototype.toggleAttribute();</text:span></text:span></text:p>
            <text:p text:style-name="P97"/>
            <text:p text:style-name="P98"><text:span text:style-name="Source_20_Text"><text:span text:style-name="T207">ParentNode.append();</text:span></text:span></text:p>
            <text:p text:style-name="P98"><text:span text:style-name="Source_20_Text"><text:span text:style-name="T177"/></text:span></text:p>
            <text:p text:style-name="P98"><text:span text:style-name="Source_20_Text"><text:span text:style-name="T207">ParentNode.prepend();</text:span></text:span><text:span text:style-name="T227"><text:line-break/><text:line-break/></text:span><text:span text:style-name="Source_20_Text"><text:span text:style-name="T207">String.prototype[Symbol.iterator]();</text:span></text:span></text:p>
            <text:p text:style-name="P98"><text:span text:style-name="Source_20_Text"><text:span text:style-name="T207">String.prototype.includes();</text:span></text:span></text:p>
            <text:p text:style-name="P98"><text:span text:style-name="Source_20_Text"><text:span text:style-name="T207">String.prototype.repeat();</text:span></text:span><text:span text:style-name="T227"><text:line-break/></text:span></text:p>
            <text:p text:style-name="P98"><text:span text:style-name="Source_20_Text"><text:span text:style-name="T207">NodeList.prototype.forEach();</text:span></text:span><text:span text:style-name="T227"><text:line-break/></text:span></text:p>
            <text:p text:style-name="P98"><text:span text:style-name="Source_20_Text"><text:span text:style-name="T207">Object.assign();</text:span></text:span></text:p>
            <text:p text:style-name="P98"><text:span text:style-name="Source_20_Text"><text:span text:style-name="T207">Object.entries();</text:span></text:span><text:span text:style-name="T227"><text:line-break/></text:span></text:p>
            <text:p text:style-name="P98"><text:span text:style-name="Source_20_Text"><text:span text:style-name="T207">Object.getOwnPropertyDescriptors();</text:span></text:span><text:span text:style-name="T227"><text:line-break/></text:span><text:span text:style-name="Source_20_Text"><text:span text:style-name="T207">Object.values();</text:span></text:span><text:span text:style-name="T227"><text:line-break/></text:span></text:p>
            <text:p text:style-name="P98"><text:span text:style-name="Source_20_Text"><text:span text:style-name="T207">RegExp.prototype.flags;</text:span></text:span><text:span text:style-name="T227"><text:line-break/></text:span></text:p>
            <text:p text:style-name="P98"><text:span text:style-name="Source_20_Text"><text:span text:style-name="T228">window</text:span></text:span><text:span text:style-name="Source_20_Text"><text:span text:style-name="T207">.screenLeft;</text:span></text:span><text:span text:style-name="T227"><text:line-break/></text:span><text:span text:style-name="Source_20_Text"><text:span text:style-name="T228">window</text:span></text:span><text:span text:style-name="Source_20_Text"><text:span text:style-name="T207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20T19:43:10.763687400</dc:date>
    <meta:print-date>2025-11-05T21:47:46.733035800</meta:print-date>
    <meta:editing-cycles>1141</meta:editing-cycles>
    <meta:editing-duration>P1DT9H38M35S</meta:editing-duration>
    <meta:printed-by>PDF files</meta:printed-by>
    <meta:document-statistic meta:table-count="5" meta:image-count="0" meta:object-count="0" meta:page-count="5" meta:paragraph-count="405" meta:word-count="659" meta:character-count="10286" meta:non-whitespace-character-count="10013"/>
    <meta:template xlink:type="simple" xlink:actuate="onRequest" xlink:title="" xlink:href="Normal.dotm"/>
  </office:meta>
</office:document-meta>
</file>